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91pt"/>
    </style:style>
    <style:style style:name="co3" style:family="table-column">
      <style:table-column-properties fo:break-before="auto" style:column-width="238.51pt"/>
    </style:style>
    <style:style style:name="co4" style:family="table-column">
      <style:table-column-properties fo:break-before="auto" style:column-width="117.3pt"/>
    </style:style>
    <style:style style:name="co5" style:family="table-column">
      <style:table-column-properties fo:break-before="auto" style:column-width="183.71pt"/>
    </style:style>
    <style:style style:name="co6" style:family="table-column">
      <style:table-column-properties fo:break-before="auto" style:column-width="163.64pt"/>
    </style:style>
    <style:style style:name="ro1" style:family="table-row">
      <style:table-row-properties style:row-height="20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0.7pt" fo:break-before="auto" style:use-optimal-row-height="true"/>
    </style:style>
    <style:style style:name="ro4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*****Ponorka</text:p>
          </table:table-cell>
          <table:table-cell table:style-name="ce1" office:value-type="float" office:value="32250" calcext:value-type="float">
            <text:p>322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*****Ponorka</text:p>
          </table:table-cell>
          <table:table-cell table:style-name="ce1" office:value-type="float" office:value="20171" calcext:value-type="float">
            <text:p>201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*****Ponorka</text:p>
          </table:table-cell>
          <table:table-cell office:value-type="float" office:value="16106" calcext:value-type="float">
            <text:p>161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*****Ponorka</text:p>
          </table:table-cell>
          <table:table-cell table:style-name="ce1" office:value-type="float" office:value="30272" calcext:value-type="float">
            <text:p>302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*****Ponorka</text:p>
          </table:table-cell>
          <table:table-cell table:style-name="ce1" office:value-type="float" office:value="24060" calcext:value-type="float">
            <text:p>24060</text:p>
          </table:table-cell>
          <table:table-cell table:formula="of:=[.C1]+[.F1]+[.I1]+[.L1]+[.O1]" office:value-type="float" office:value="122859" calcext:value-type="float">
            <text:p>122859</text:p>
          </table:table-cell>
          <table:table-cell table:style-name="ce1" office:value-type="string" calcext:value-type="string">
            <text:p>*****Ponorka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float" office:value="32500" calcext:value-type="float">
            <text:p>32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float" office:value="26448" calcext:value-type="float">
            <text:p>264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ja</text:p>
          </table:table-cell>
          <table:table-cell office:value-type="float" office:value="31163" calcext:value-type="float">
            <text:p>311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float" office:value="33248" calcext:value-type="float">
            <text:p>33248</text:p>
          </table:table-cell>
          <table:table-cell table:formula="of:=[.C2]+[.F2]+[.I2]+[.L2]+[.O2]" office:value-type="float" office:value="155359" calcext:value-type="float">
            <text:p>155359</text:p>
          </table:table-cell>
          <table:table-cell table:style-name="ce1" office:value-type="string" calcext:value-type="string">
            <text:p>baja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J Anko Bin Jadin</text:p>
          </table:table-cell>
          <table:table-cell table:style-name="ce1" office:value-type="float" office:value="31912" calcext:value-type="float">
            <text:p>319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J Anko Bin Jadin</text:p>
          </table:table-cell>
          <table:table-cell table:style-name="ce1" office:value-type="float" office:value="27179" calcext:value-type="float">
            <text:p>271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J Anko Bin Jadin</text:p>
          </table:table-cell>
          <table:table-cell office:value-type="float" office:value="32250" calcext:value-type="float">
            <text:p>32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J Anko Bin Jadin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J Anko Bin Jadin</text:p>
          </table:table-cell>
          <table:table-cell table:style-name="ce1" office:value-type="float" office:value="32000" calcext:value-type="float">
            <text:p>32000</text:p>
          </table:table-cell>
          <table:table-cell table:formula="of:=[.C3]+[.F3]+[.I3]+[.L3]+[.O3]" office:value-type="float" office:value="155341" calcext:value-type="float">
            <text:p>155341</text:p>
          </table:table-cell>
          <table:table-cell table:style-name="ce1" office:value-type="string" calcext:value-type="string">
            <text:p>DJ Anko Bin Jadin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minik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minik</text:p>
          </table:table-cell>
          <table:table-cell table:style-name="ce1" office:value-type="float" office:value="26761" calcext:value-type="float">
            <text:p>2676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minik</text:p>
          </table:table-cell>
          <table:table-cell office:value-type="float" office:value="32000" calcext:value-type="float">
            <text:p>32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minik</text:p>
          </table:table-cell>
          <table:table-cell table:style-name="ce1" office:value-type="float" office:value="30114" calcext:value-type="float">
            <text:p>301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minik</text:p>
          </table:table-cell>
          <table:table-cell table:style-name="ce1" office:value-type="float" office:value="32000" calcext:value-type="float">
            <text:p>32000</text:p>
          </table:table-cell>
          <table:table-cell table:formula="of:=[.C4]+[.F4]+[.I4]+[.L4]+[.O4]" office:value-type="float" office:value="152875" calcext:value-type="float">
            <text:p>152875</text:p>
          </table:table-cell>
          <table:table-cell table:style-name="ce1" office:value-type="string" calcext:value-type="string">
            <text:p>dominik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Ebab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Ebab</text:p>
          </table:table-cell>
          <table:table-cell table:style-name="ce1" office:value-type="float" office:value="17291" calcext:value-type="float">
            <text:p>1729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Ebab</text:p>
          </table:table-cell>
          <table:table-cell office:value-type="float" office:value="32000" calcext:value-type="float">
            <text:p>32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Ebab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Ebab</text:p>
          </table:table-cell>
          <table:table-cell table:style-name="ce1" office:value-type="float" office:value="32000" calcext:value-type="float">
            <text:p>32000</text:p>
          </table:table-cell>
          <table:table-cell table:formula="of:=[.C5]+[.F5]+[.I5]+[.L5]+[.O5]" office:value-type="float" office:value="145291" calcext:value-type="float">
            <text:p>145291</text:p>
          </table:table-cell>
          <table:table-cell table:style-name="ce1" office:value-type="string" calcext:value-type="string">
            <text:p>KEbab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gický Puding</text:p>
          </table:table-cell>
          <table:table-cell table:style-name="ce1" office:value-type="float" office:value="33000" calcext:value-type="float">
            <text:p>330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gický Puding</text:p>
          </table:table-cell>
          <table:table-cell table:style-name="ce1" office:value-type="float" office:value="26552" calcext:value-type="float">
            <text:p>265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gický Puding</text:p>
          </table:table-cell>
          <table:table-cell office:value-type="float" office:value="23419" calcext:value-type="float">
            <text:p>234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gický Puding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gický Puding</text:p>
          </table:table-cell>
          <table:table-cell table:style-name="ce1" office:value-type="float" office:value="33000" calcext:value-type="float">
            <text:p>33000</text:p>
          </table:table-cell>
          <table:table-cell table:formula="of:=[.C6]+[.F6]+[.I6]+[.L6]+[.O6]" office:value-type="float" office:value="147971" calcext:value-type="float">
            <text:p>147971</text:p>
          </table:table-cell>
          <table:table-cell table:style-name="ce1" office:value-type="string" calcext:value-type="string">
            <text:p>Magický Puding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rShmalLOv</text:p>
          </table:table-cell>
          <table:table-cell table:style-name="ce1" office:value-type="float" office:value="31999" calcext:value-type="float">
            <text:p>3199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rShmalLOv</text:p>
          </table:table-cell>
          <table:table-cell table:style-name="ce1" office:value-type="float" office:value="15975" calcext:value-type="float">
            <text:p>1597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rShmalLOv</text:p>
          </table:table-cell>
          <table:table-cell office:value-type="float" office:value="32000" calcext:value-type="float">
            <text:p>320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rShmalLOv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rShmalLOv</text:p>
          </table:table-cell>
          <table:table-cell table:style-name="ce1" office:value-type="float" office:value="20158" calcext:value-type="float">
            <text:p>20158</text:p>
          </table:table-cell>
          <table:table-cell table:formula="of:=[.C7]+[.F7]+[.I7]+[.L7]+[.O7]" office:value-type="float" office:value="132132" calcext:value-type="float">
            <text:p>132132</text:p>
          </table:table-cell>
          <table:table-cell table:style-name="ce1" office:value-type="string" calcext:value-type="string">
            <text:p>MArShmalLOv</text:p>
          </table:table-cell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eky Zbirka rules the world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eky Zbirka rules the world</text:p>
          </table:table-cell>
          <table:table-cell table:style-name="ce1" office:value-type="float" office:value="20852" calcext:value-type="float">
            <text:p>2085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eky Zbirka rules the world</text:p>
          </table:table-cell>
          <table:table-cell office:value-type="float" office:value="32250" calcext:value-type="float">
            <text:p>322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eky Zbirka rules the world</text:p>
          </table:table-cell>
          <table:table-cell table:style-name="ce1" office:value-type="float" office:value="32250" calcext:value-type="float">
            <text:p>322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eky Zbirka rules the world</text:p>
          </table:table-cell>
          <table:table-cell table:style-name="ce1" office:value-type="float" office:value="32688" calcext:value-type="float">
            <text:p>32688</text:p>
          </table:table-cell>
          <table:table-cell table:formula="of:=[.C8]+[.F8]+[.I8]+[.L8]+[.O8]" office:value-type="float" office:value="150040" calcext:value-type="float">
            <text:p>150040</text:p>
          </table:table-cell>
          <table:table-cell table:style-name="ce1" office:value-type="string" calcext:value-type="string">
            <text:p>Meky Zbirka rules the world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isko</text:p>
          </table:table-cell>
          <table:table-cell table:style-name="ce1" office:value-type="float" office:value="32210" calcext:value-type="float">
            <text:p>322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isko</text:p>
          </table:table-cell>
          <table:table-cell table:style-name="ce1" office:value-type="float" office:value="19744" calcext:value-type="float">
            <text:p>1974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isko</text:p>
          </table:table-cell>
          <table:table-cell office:value-type="float" office:value="32250" calcext:value-type="float">
            <text:p>322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isko</text:p>
          </table:table-cell>
          <table:table-cell table:style-name="ce1" office:value-type="float" office:value="32250" calcext:value-type="float">
            <text:p>322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isko</text:p>
          </table:table-cell>
          <table:table-cell table:style-name="ce1" office:value-type="float" office:value="20826" calcext:value-type="float">
            <text:p>20826</text:p>
          </table:table-cell>
          <table:table-cell table:formula="of:=[.C9]+[.F9]+[.I9]+[.L9]+[.O9]" office:value-type="float" office:value="137280" calcext:value-type="float">
            <text:p>137280</text:p>
          </table:table-cell>
          <table:table-cell table:style-name="ce1" office:value-type="string" calcext:value-type="string">
            <text:p>misko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ieco</text:p>
          </table:table-cell>
          <table:table-cell table:style-name="ce1" office:value-type="float" office:value="33241" calcext:value-type="float">
            <text:p>3324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ieco</text:p>
          </table:table-cell>
          <table:table-cell table:style-name="ce1" office:value-type="float" office:value="26210" calcext:value-type="float">
            <text:p>262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ieco</text:p>
          </table:table-cell>
          <table:table-cell office:value-type="float" office:value="32227" calcext:value-type="float">
            <text:p>322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ieco</text:p>
          </table:table-cell>
          <table:table-cell table:style-name="ce1" office:value-type="float" office:value="32500" calcext:value-type="float">
            <text:p>325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ieco</text:p>
          </table:table-cell>
          <table:table-cell table:style-name="ce1" office:value-type="float" office:value="34250" calcext:value-type="float">
            <text:p>34250</text:p>
          </table:table-cell>
          <table:table-cell table:formula="of:=[.C10]+[.F10]+[.I10]+[.L10]+[.O10]" office:value-type="float" office:value="158428" calcext:value-type="float">
            <text:p>158428</text:p>
          </table:table-cell>
          <table:table-cell table:style-name="ce1" office:value-type="string" calcext:value-type="string">
            <text:p>nieco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ano</text:p>
          </table:table-cell>
          <table:table-cell table:style-name="ce1" office:value-type="float" office:value="31033" calcext:value-type="float">
            <text:p>310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ano</text:p>
          </table:table-cell>
          <table:table-cell table:style-name="ce1" office:value-type="float" office:value="20647" calcext:value-type="float">
            <text:p>2064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ano</text:p>
          </table:table-cell>
          <table:table-cell office:value-type="float" office:value="30083" calcext:value-type="float">
            <text:p>3008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ano</text:p>
          </table:table-cell>
          <table:table-cell table:style-name="ce1" office:value-type="float" office:value="31267" calcext:value-type="float">
            <text:p>3126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ano</text:p>
          </table:table-cell>
          <table:table-cell table:style-name="ce1" office:value-type="float" office:value="28047" calcext:value-type="float">
            <text:p>28047</text:p>
          </table:table-cell>
          <table:table-cell table:formula="of:=[.C11]+[.F11]+[.I11]+[.L11]+[.O11]" office:value-type="float" office:value="141077" calcext:value-type="float">
            <text:p>141077</text:p>
          </table:table-cell>
          <table:table-cell table:style-name="ce1" office:value-type="string" calcext:value-type="string">
            <text:p>Nulano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aulinia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aulinia</text:p>
          </table:table-cell>
          <table:table-cell table:style-name="ce1" office:value-type="float" office:value="31140" calcext:value-type="float">
            <text:p>3114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aulinia</text:p>
          </table:table-cell>
          <table:table-cell office:value-type="float" office:value="31352" calcext:value-type="float">
            <text:p>3135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aulinia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aulinia</text:p>
          </table:table-cell>
          <table:table-cell table:style-name="ce1" office:value-type="float" office:value="31482" calcext:value-type="float">
            <text:p>31482</text:p>
          </table:table-cell>
          <table:table-cell table:formula="of:=[.C12]+[.F12]+[.I12]+[.L12]+[.O12]" office:value-type="float" office:value="157974" calcext:value-type="float">
            <text:p>157974</text:p>
          </table:table-cell>
          <table:table-cell table:style-name="ce1" office:value-type="string" calcext:value-type="string">
            <text:p>paulinia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ecene jednorozce</text:p>
          </table:table-cell>
          <table:table-cell table:style-name="ce1" office:value-type="float" office:value="32739" calcext:value-type="float">
            <text:p>3273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ecene jednorozce</text:p>
          </table:table-cell>
          <table:table-cell table:style-name="ce1" office:value-type="float" office:value="26481" calcext:value-type="float">
            <text:p>2648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ecene jednorozce</text:p>
          </table:table-cell>
          <table:table-cell office:value-type="float" office:value="29295" calcext:value-type="float">
            <text:p>2929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ecene jednorozce</text:p>
          </table:table-cell>
          <table:table-cell table:style-name="ce1" office:value-type="float" office:value="32250" calcext:value-type="float">
            <text:p>322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ecene jednorozce</text:p>
          </table:table-cell>
          <table:table-cell table:style-name="ce1" office:value-type="float" office:value="32868" calcext:value-type="float">
            <text:p>32868</text:p>
          </table:table-cell>
          <table:table-cell table:formula="of:=[.C13]+[.F13]+[.I13]+[.L13]+[.O13]" office:value-type="float" office:value="153633" calcext:value-type="float">
            <text:p>153633</text:p>
          </table:table-cell>
          <table:table-cell table:style-name="ce1" office:value-type="string" calcext:value-type="string">
            <text:p>pecene jednorozce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FU</text:p>
          </table:table-cell>
          <table:table-cell table:style-name="ce1" office:value-type="float" office:value="30691" calcext:value-type="float">
            <text:p>3069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FU</text:p>
          </table:table-cell>
          <table:table-cell table:style-name="ce1" office:value-type="float" office:value="20355" calcext:value-type="float">
            <text:p>2035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FU</text:p>
          </table:table-cell>
          <table:table-cell office:value-type="float" office:value="23107" calcext:value-type="float">
            <text:p>2310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FU</text:p>
          </table:table-cell>
          <table:table-cell table:style-name="ce1" office:value-type="float" office:value="31737" calcext:value-type="float">
            <text:p>3173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FU</text:p>
          </table:table-cell>
          <table:table-cell table:style-name="ce1" office:value-type="float" office:value="30682" calcext:value-type="float">
            <text:p>30682</text:p>
          </table:table-cell>
          <table:table-cell table:formula="of:=[.C14]+[.F14]+[.I14]+[.L14]+[.O14]" office:value-type="float" office:value="136572" calcext:value-type="float">
            <text:p>136572</text:p>
          </table:table-cell>
          <table:table-cell table:style-name="ce1" office:value-type="string" calcext:value-type="string">
            <text:p>PFU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imka a Viki sa tesia z proboja</text:p>
          </table:table-cell>
          <table:table-cell table:style-name="ce1" office:value-type="float" office:value="24689" calcext:value-type="float">
            <text:p>2468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imka a Viki sa tesia z proboja</text:p>
          </table:table-cell>
          <table:table-cell table:style-name="ce1" office:value-type="float" office:value="22237" calcext:value-type="float">
            <text:p>2223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imka a Viki sa tesia z proboja</text:p>
          </table:table-cell>
          <table:table-cell office:value-type="float" office:value="29577" calcext:value-type="float">
            <text:p>2957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imka a Viki sa tesia z proboja</text:p>
          </table:table-cell>
          <table:table-cell table:style-name="ce1" office:value-type="float" office:value="32173" calcext:value-type="float">
            <text:p>3217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imka a Viki sa tesia z proboja</text:p>
          </table:table-cell>
          <table:table-cell table:style-name="ce1" office:value-type="float" office:value="23025" calcext:value-type="float">
            <text:p>23025</text:p>
          </table:table-cell>
          <table:table-cell table:formula="of:=[.C15]+[.F15]+[.I15]+[.L15]+[.O15]" office:value-type="float" office:value="131701" calcext:value-type="float">
            <text:p>131701</text:p>
          </table:table-cell>
          <table:table-cell table:style-name="ce1" office:value-type="string" calcext:value-type="string">
            <text:p>Timka a Viki sa tesia z proboja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 Šel Not Pas</text:p>
          </table:table-cell>
          <table:table-cell table:style-name="ce1" office:value-type="float" office:value="31722" calcext:value-type="float">
            <text:p>317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 Šel Not Pas</text:p>
          </table:table-cell>
          <table:table-cell table:style-name="ce1" office:value-type="float" office:value="24990" calcext:value-type="float">
            <text:p>2499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 Šel Not Pas</text:p>
          </table:table-cell>
          <table:table-cell office:value-type="float" office:value="32250" calcext:value-type="float">
            <text:p>3225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 Šel Not Pas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 Šel Not Pas</text:p>
          </table:table-cell>
          <table:table-cell table:style-name="ce1" office:value-type="float" office:value="32000" calcext:value-type="float">
            <text:p>32000</text:p>
          </table:table-cell>
          <table:table-cell table:formula="of:=[.C16]+[.F16]+[.I16]+[.L16]+[.O16]" office:value-type="float" office:value="152962" calcext:value-type="float">
            <text:p>152962</text:p>
          </table:table-cell>
          <table:table-cell table:style-name="ce1" office:value-type="string" calcext:value-type="string">
            <text:p>U Šel Not Pas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Za nepovinný proboj!!!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Za nepovinný proboj!!!</text:p>
          </table:table-cell>
          <table:table-cell table:style-name="ce1" office:value-type="float" office:value="25151" calcext:value-type="float">
            <text:p>2515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Za nepovinný proboj!!!</text:p>
          </table:table-cell>
          <table:table-cell office:value-type="float" office:value="32147" calcext:value-type="float">
            <text:p>3214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Za nepovinný proboj!!!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Za nepovinný proboj!!!</text:p>
          </table:table-cell>
          <table:table-cell table:style-name="ce1" office:value-type="float" office:value="32000" calcext:value-type="float">
            <text:p>32000</text:p>
          </table:table-cell>
          <table:table-cell table:formula="of:=[.C17]+[.F17]+[.I17]+[.L17]+[.O17]" office:value-type="float" office:value="153298" calcext:value-type="float">
            <text:p>153298</text:p>
          </table:table-cell>
          <table:table-cell table:style-name="ce1" office:value-type="string" calcext:value-type="string">
            <text:p>Za nepovinný proboj!!!</text:p>
          </table:table-cell>
        </table:table-row>
        <table:table-row table:style-name="ro2" table:number-rows-repeated="6"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 table:number-columns-repeated="8"/>
          <table:table-cell table:style-name="Default"/>
          <table:table-cell table:number-columns-repeated="2"/>
          <table:table-cell table:formula="of:=[$Sheet1.$Q$1]" office:value-type="string" office:string-value="*****Ponorka" calcext:value-type="string">
            <text:p>*****Ponorka</text:p>
          </table:table-cell>
          <table:table-cell table:formula="of:=[$Sheet1.$P$1]" office:value-type="float" office:value="122859" calcext:value-type="float">
            <text:p>122859</text:p>
          </table:table-cell>
          <table:table-cell table:formula="of:=[$Sheet1.$Q$1]" office:value-type="string" office:string-value="*****Ponorka" calcext:value-type="string">
            <text:p>*****Ponorka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Default"/>
          <table:table-cell table:number-columns-repeated="2"/>
          <table:table-cell table:formula="of:=[$Sheet1.$Q$2]" office:value-type="string" office:string-value="baja" calcext:value-type="string">
            <text:p>baja</text:p>
          </table:table-cell>
          <table:table-cell table:formula="of:=[$Sheet1.$P$2]" office:value-type="float" office:value="155359" calcext:value-type="float">
            <text:p>155359</text:p>
          </table:table-cell>
          <table:table-cell table:formula="of:=[$Sheet1.$Q$2]" office:value-type="string" office:string-value="baja" calcext:value-type="string">
            <text:p>baja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#REF!]+[#REF!]+[.A26]+[.D26]+[.G26]" office:value-type="string" office:string-value="" calcext:value-type="error">
            <text:p>#REF!</text:p>
          </table:table-cell>
          <table:table-cell office:value-type="string" calcext:value-type="string">
            <text:p>*****Ponorka</text:p>
          </table:table-cell>
          <table:table-cell table:number-columns-repeated="2"/>
          <table:table-cell table:formula="of:=[$Sheet1.$Q$3]" office:value-type="string" office:string-value="DJ Anko Bin Jadin" calcext:value-type="string">
            <text:p>DJ Anko Bin Jadin</text:p>
          </table:table-cell>
          <table:table-cell table:formula="of:=[$Sheet1.$P$3]" office:value-type="float" office:value="155341" calcext:value-type="float">
            <text:p>155341</text:p>
          </table:table-cell>
          <table:table-cell table:formula="of:=[$Sheet1.$Q$3]" office:value-type="string" office:string-value="DJ Anko Bin Jadin" calcext:value-type="string">
            <text:p>DJ Anko Bin Jadin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[#REF!]+[#REF!]+[.A27]+[.D27]+[.G27]" office:value-type="string" office:string-value="" calcext:value-type="error">
            <text:p>#REF!</text:p>
          </table:table-cell>
          <table:table-cell office:value-type="string" calcext:value-type="string">
            <text:p>baja</text:p>
          </table:table-cell>
          <table:table-cell table:number-columns-repeated="2"/>
          <table:table-cell table:formula="of:=[$Sheet1.$Q$4]" office:value-type="string" office:string-value="dominik" calcext:value-type="string">
            <text:p>dominik</text:p>
          </table:table-cell>
          <table:table-cell table:formula="of:=[$Sheet1.$P$4]" office:value-type="float" office:value="152875" calcext:value-type="float">
            <text:p>152875</text:p>
          </table:table-cell>
          <table:table-cell table:formula="of:=[$Sheet1.$Q$4]" office:value-type="string" office:string-value="dominik" calcext:value-type="string">
            <text:p>dominik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#REF!]+[#REF!]+[.A28]+[.D28]+[.G28]" office:value-type="string" office:string-value="" calcext:value-type="error">
            <text:p>#REF!</text:p>
          </table:table-cell>
          <table:table-cell office:value-type="string" calcext:value-type="string">
            <text:p>DJ Anko Bin Jadin</text:p>
          </table:table-cell>
          <table:table-cell table:number-columns-repeated="2"/>
          <table:table-cell table:formula="of:=[$Sheet1.$Q$5]" office:value-type="string" office:string-value="KEbab" calcext:value-type="string">
            <text:p>KEbab</text:p>
          </table:table-cell>
          <table:table-cell table:formula="of:=[$Sheet1.$P$5]" office:value-type="float" office:value="145291" calcext:value-type="float">
            <text:p>145291</text:p>
          </table:table-cell>
          <table:table-cell table:formula="of:=[$Sheet1.$Q$5]" office:value-type="string" office:string-value="KEbab" calcext:value-type="string">
            <text:p>KEbab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[#REF!]+[#REF!]+[.A29]+[.D29]+[.G29]" office:value-type="string" office:string-value="" calcext:value-type="error">
            <text:p>#REF!</text:p>
          </table:table-cell>
          <table:table-cell office:value-type="string" calcext:value-type="string">
            <text:p>dominik</text:p>
          </table:table-cell>
          <table:table-cell table:number-columns-repeated="2"/>
          <table:table-cell table:formula="of:=[$Sheet1.$Q$6]" office:value-type="string" office:string-value="Magický Puding" calcext:value-type="string">
            <text:p>Magický Puding</text:p>
          </table:table-cell>
          <table:table-cell table:formula="of:=[$Sheet1.$P$6]" office:value-type="float" office:value="147971" calcext:value-type="float">
            <text:p>147971</text:p>
          </table:table-cell>
          <table:table-cell table:formula="of:=[$Sheet1.$Q$6]" office:value-type="string" office:string-value="Magický Puding" calcext:value-type="string">
            <text:p>Magický Puding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[#REF!]+[#REF!]+[.A30]+[.D30]+[.G30]" office:value-type="string" office:string-value="" calcext:value-type="error">
            <text:p>#REF!</text:p>
          </table:table-cell>
          <table:table-cell office:value-type="string" calcext:value-type="string">
            <text:p>KEbab</text:p>
          </table:table-cell>
          <table:table-cell table:number-columns-repeated="2"/>
          <table:table-cell table:formula="of:=[$Sheet1.$Q$7]" office:value-type="string" office:string-value="MArShmalLOv" calcext:value-type="string">
            <text:p>MArShmalLOv</text:p>
          </table:table-cell>
          <table:table-cell table:formula="of:=[$Sheet1.$P$7]" office:value-type="float" office:value="132132" calcext:value-type="float">
            <text:p>132132</text:p>
          </table:table-cell>
          <table:table-cell table:formula="of:=[$Sheet1.$Q$7]" office:value-type="string" office:string-value="MArShmalLOv" calcext:value-type="string">
            <text:p>MArShmalLOv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#REF!]+[#REF!]+[.A31]+[.D31]+[.G31]" office:value-type="string" office:string-value="" calcext:value-type="error">
            <text:p>#REF!</text:p>
          </table:table-cell>
          <table:table-cell office:value-type="string" calcext:value-type="string">
            <text:p>Magický Puding</text:p>
          </table:table-cell>
          <table:table-cell table:number-columns-repeated="2"/>
          <table:table-cell table:formula="of:=[$Sheet1.$Q$8]" office:value-type="string" office:string-value="Meky Zbirka rules the world" calcext:value-type="string">
            <text:p>Meky Zbirka rules the world</text:p>
          </table:table-cell>
          <table:table-cell table:formula="of:=[$Sheet1.$P$8]" office:value-type="float" office:value="150040" calcext:value-type="float">
            <text:p>150040</text:p>
          </table:table-cell>
          <table:table-cell table:formula="of:=[$Sheet1.$Q$8]" office:value-type="string" office:string-value="Meky Zbirka rules the world" calcext:value-type="string">
            <text:p>Meky Zbirka rules the world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#REF!]+[#REF!]+[.A32]+[.D32]+[.G32]" office:value-type="string" office:string-value="" calcext:value-type="error">
            <text:p>#REF!</text:p>
          </table:table-cell>
          <table:table-cell office:value-type="string" calcext:value-type="string">
            <text:p>MArShmalLOv</text:p>
          </table:table-cell>
          <table:table-cell table:number-columns-repeated="2"/>
          <table:table-cell table:formula="of:=[$Sheet1.$Q$9]" office:value-type="string" office:string-value="misko" calcext:value-type="string">
            <text:p>misko</text:p>
          </table:table-cell>
          <table:table-cell table:formula="of:=[$Sheet1.$P$9]" office:value-type="float" office:value="137280" calcext:value-type="float">
            <text:p>137280</text:p>
          </table:table-cell>
          <table:table-cell table:formula="of:=[$Sheet1.$Q$9]" office:value-type="string" office:string-value="misko" calcext:value-type="string">
            <text:p>misko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[#REF!]+[#REF!]+[.A33]+[.D33]+[.G33]" office:value-type="string" office:string-value="" calcext:value-type="error">
            <text:p>#REF!</text:p>
          </table:table-cell>
          <table:table-cell office:value-type="string" calcext:value-type="string">
            <text:p>Meky Zbirka rules the world</text:p>
          </table:table-cell>
          <table:table-cell table:number-columns-repeated="2"/>
          <table:table-cell table:formula="of:=[$Sheet1.$Q$10]" office:value-type="string" office:string-value="nieco" calcext:value-type="string">
            <text:p>nieco</text:p>
          </table:table-cell>
          <table:table-cell table:formula="of:=[$Sheet1.$P$10]" office:value-type="float" office:value="158428" calcext:value-type="float">
            <text:p>158428</text:p>
          </table:table-cell>
          <table:table-cell table:formula="of:=[$Sheet1.$Q$10]" office:value-type="string" office:string-value="nieco" calcext:value-type="string">
            <text:p>nieco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[#REF!]+[#REF!]+[.A34]+[.D34]+[.G34]" office:value-type="string" office:string-value="" calcext:value-type="error">
            <text:p>#REF!</text:p>
          </table:table-cell>
          <table:table-cell office:value-type="string" calcext:value-type="string">
            <text:p>misko</text:p>
          </table:table-cell>
          <table:table-cell table:number-columns-repeated="2"/>
          <table:table-cell table:formula="of:=[$Sheet1.$Q$11]" office:value-type="string" office:string-value="Nulano" calcext:value-type="string">
            <text:p>Nulano</text:p>
          </table:table-cell>
          <table:table-cell table:formula="of:=[$Sheet1.$P$11]" office:value-type="float" office:value="141077" calcext:value-type="float">
            <text:p>141077</text:p>
          </table:table-cell>
          <table:table-cell table:formula="of:=[$Sheet1.$Q$11]" office:value-type="string" office:string-value="Nulano" calcext:value-type="string">
            <text:p>Nulano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[#REF!]+[#REF!]+[.A35]+[.D35]+[.G35]" office:value-type="string" office:string-value="" calcext:value-type="error">
            <text:p>#REF!</text:p>
          </table:table-cell>
          <table:table-cell office:value-type="string" calcext:value-type="string">
            <text:p>nieco</text:p>
          </table:table-cell>
          <table:table-cell table:number-columns-repeated="2"/>
          <table:table-cell table:formula="of:=[$Sheet1.$Q$12]" office:value-type="string" office:string-value="paulinia" calcext:value-type="string">
            <text:p>paulinia</text:p>
          </table:table-cell>
          <table:table-cell table:formula="of:=[$Sheet1.$P$12]" office:value-type="float" office:value="157974" calcext:value-type="float">
            <text:p>157974</text:p>
          </table:table-cell>
          <table:table-cell table:formula="of:=[$Sheet1.$Q$12]" office:value-type="string" office:string-value="paulinia" calcext:value-type="string">
            <text:p>paulinia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[#REF!]+[#REF!]+[.A36]+[.D36]+[.G36]" office:value-type="string" office:string-value="" calcext:value-type="error">
            <text:p>#REF!</text:p>
          </table:table-cell>
          <table:table-cell office:value-type="string" calcext:value-type="string">
            <text:p>Nulano</text:p>
          </table:table-cell>
          <table:table-cell table:number-columns-repeated="2"/>
          <table:table-cell table:formula="of:=[$Sheet1.$Q$13]" office:value-type="string" office:string-value="pecene jednorozce" calcext:value-type="string">
            <text:p>pecene jednorozce</text:p>
          </table:table-cell>
          <table:table-cell table:formula="of:=[$Sheet1.$P$13]" office:value-type="float" office:value="153633" calcext:value-type="float">
            <text:p>153633</text:p>
          </table:table-cell>
          <table:table-cell table:formula="of:=[$Sheet1.$Q$13]" office:value-type="string" office:string-value="pecene jednorozce" calcext:value-type="string">
            <text:p>pecene jednorozce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[#REF!]+[#REF!]+[.A37]+[.D37]+[.G37]" office:value-type="string" office:string-value="" calcext:value-type="error">
            <text:p>#REF!</text:p>
          </table:table-cell>
          <table:table-cell office:value-type="string" calcext:value-type="string">
            <text:p>paulinia</text:p>
          </table:table-cell>
          <table:table-cell table:number-columns-repeated="2"/>
          <table:table-cell table:formula="of:=[$Sheet1.$Q$14]" office:value-type="string" office:string-value="PFU" calcext:value-type="string">
            <text:p>PFU</text:p>
          </table:table-cell>
          <table:table-cell table:formula="of:=[$Sheet1.$P$14]" office:value-type="float" office:value="136572" calcext:value-type="float">
            <text:p>136572</text:p>
          </table:table-cell>
          <table:table-cell table:formula="of:=[$Sheet1.$Q$14]" office:value-type="string" office:string-value="PFU" calcext:value-type="string">
            <text:p>PFU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#REF!]+[#REF!]+[.A38]+[.D38]+[.G38]" office:value-type="string" office:string-value="" calcext:value-type="error">
            <text:p>#REF!</text:p>
          </table:table-cell>
          <table:table-cell office:value-type="string" calcext:value-type="string">
            <text:p>pecene jednorozce</text:p>
          </table:table-cell>
          <table:table-cell table:number-columns-repeated="2"/>
          <table:table-cell table:formula="of:=[$Sheet1.$Q$15]" office:value-type="string" office:string-value="Timka a Viki sa tesia z proboja" calcext:value-type="string">
            <text:p>Timka a Viki sa tesia z proboja</text:p>
          </table:table-cell>
          <table:table-cell table:formula="of:=[$Sheet1.$P$15]" office:value-type="float" office:value="131701" calcext:value-type="float">
            <text:p>131701</text:p>
          </table:table-cell>
          <table:table-cell table:formula="of:=[$Sheet1.$Q$15]" office:value-type="string" office:string-value="Timka a Viki sa tesia z proboja" calcext:value-type="string">
            <text:p>Timka a Viki sa tesia z proboja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[#REF!]+[#REF!]+[.A39]+[.D39]+[.G39]" office:value-type="string" office:string-value="" calcext:value-type="error">
            <text:p>#REF!</text:p>
          </table:table-cell>
          <table:table-cell office:value-type="string" calcext:value-type="string">
            <text:p>PFU</text:p>
          </table:table-cell>
          <table:table-cell table:number-columns-repeated="2"/>
          <table:table-cell table:formula="of:=[$Sheet1.$Q$16]" office:value-type="string" office:string-value="U Šel Not Pas" calcext:value-type="string">
            <text:p>U Šel Not Pas</text:p>
          </table:table-cell>
          <table:table-cell table:formula="of:=[$Sheet1.$P$16]" office:value-type="float" office:value="152962" calcext:value-type="float">
            <text:p>152962</text:p>
          </table:table-cell>
          <table:table-cell table:formula="of:=[$Sheet1.$Q$16]" office:value-type="string" office:string-value="U Šel Not Pas" calcext:value-type="string">
            <text:p>U Šel Not Pa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[#REF!]+[#REF!]+[.A40]+[.D40]+[.G40]" office:value-type="string" office:string-value="" calcext:value-type="error">
            <text:p>#REF!</text:p>
          </table:table-cell>
          <table:table-cell office:value-type="string" calcext:value-type="string">
            <text:p>Timka a Viki sa tesia z proboja</text:p>
          </table:table-cell>
          <table:table-cell table:number-columns-repeated="2"/>
          <table:table-cell table:formula="of:=[$Sheet1.$Q$17]" office:value-type="string" office:string-value="Za nepovinný proboj!!!" calcext:value-type="string">
            <text:p>Za nepovinný proboj!!!</text:p>
          </table:table-cell>
          <table:table-cell table:formula="of:=[$Sheet1.$P$17]" office:value-type="float" office:value="153298" calcext:value-type="float">
            <text:p>153298</text:p>
          </table:table-cell>
          <table:table-cell table:formula="of:=[$Sheet1.$Q$17]" office:value-type="string" office:string-value="Za nepovinný proboj!!!" calcext:value-type="string">
            <text:p>Za nepovinný proboj!!!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[#REF!]+[#REF!]+[.A41]+[.D41]+[.G41]" office:value-type="string" office:string-value="" calcext:value-type="error">
            <text:p>#REF!</text:p>
          </table:table-cell>
          <table:table-cell office:value-type="string" calcext:value-type="string">
            <text:p>U Šel Not Pas</text:p>
          </table:table-cell>
          <table:table-cell table:number-columns-repeated="8"/>
        </table:table-row>
        <table:table-row table:style-name="ro4">
          <table:table-cell table:number-columns-repeated="7"/>
          <table:table-cell table:formula="of:=[#REF!]+[#REF!]+[.A42]+[.D42]+[.G42]" office:value-type="string" office:string-value="" calcext:value-type="error">
            <text:p>#REF!</text:p>
          </table:table-cell>
          <table:table-cell office:value-type="string" calcext:value-type="string">
            <text:p>Za nepovinný proboj!!!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default-cell-style-name="ce1"/>
        <table:table-column table:style-name="co1" table:number-columns-repeated="2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*****Ponorka</text:p>
          </table:table-cell>
          <table:table-cell office:value-type="float" office:value="208835" calcext:value-type="float">
            <text:p>2088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*****Ponorka</text:p>
          </table:table-cell>
          <table:table-cell office:value-type="float" office:value="417659" calcext:value-type="float">
            <text:p>417659</text:p>
          </table:table-cell>
          <table:table-cell table:formula="of:=[.C1]/3+[.F1]/7*5+[.J1]/1.5*4" office:value-type="float" office:value="695563.523809524" calcext:value-type="float">
            <text:p>695563.523809524</text:p>
          </table:table-cell>
          <table:table-cell office:value-type="string" calcext:value-type="string">
            <text:p>*****Ponorka</text:p>
          </table:table-cell>
          <table:table-cell table:formula="of:=[$Sheet1.$Q$1]" office:value-type="string" office:string-value="*****Ponorka" calcext:value-type="string">
            <text:p>*****Ponorka</text:p>
          </table:table-cell>
          <table:table-cell table:formula="of:=[$Sheet1.$P$1]" office:value-type="float" office:value="122859" calcext:value-type="float">
            <text:p>12285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ja</text:p>
          </table:table-cell>
          <table:table-cell office:value-type="float" office:value="220143" calcext:value-type="float">
            <text:p>2201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ja</text:p>
          </table:table-cell>
          <table:table-cell office:value-type="float" office:value="709611" calcext:value-type="float">
            <text:p>709611</text:p>
          </table:table-cell>
          <table:table-cell table:formula="of:=[.C2]/3+[.F2]/7*5+[.J2]/1.5*4" office:value-type="float" office:value="994536.666666667" calcext:value-type="float">
            <text:p>994536.666666667</text:p>
          </table:table-cell>
          <table:table-cell office:value-type="string" calcext:value-type="string">
            <text:p>baja</text:p>
          </table:table-cell>
          <table:table-cell table:formula="of:=[$Sheet1.$Q$2]" office:value-type="string" office:string-value="baja" calcext:value-type="string">
            <text:p>baja</text:p>
          </table:table-cell>
          <table:table-cell table:formula="of:=[$Sheet1.$P$2]" office:value-type="float" office:value="155359" calcext:value-type="float">
            <text:p>15535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J Anko Bin Jadin</text:p>
          </table:table-cell>
          <table:table-cell office:value-type="float" office:value="119850" calcext:value-type="float">
            <text:p>1198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J Anko Bin Jadin</text:p>
          </table:table-cell>
          <table:table-cell office:value-type="float" office:value="605001" calcext:value-type="float">
            <text:p>605001</text:p>
          </table:table-cell>
          <table:table-cell table:formula="of:=[.C3]/3+[.F3]/7*5+[.J3]/1.5*4" office:value-type="float" office:value="886336.238095238" calcext:value-type="float">
            <text:p>886336.238095238</text:p>
          </table:table-cell>
          <table:table-cell office:value-type="string" calcext:value-type="string">
            <text:p>DJ Anko Bin Jadin</text:p>
          </table:table-cell>
          <table:table-cell table:formula="of:=[$Sheet1.$Q$3]" office:value-type="string" office:string-value="DJ Anko Bin Jadin" calcext:value-type="string">
            <text:p>DJ Anko Bin Jadin</text:p>
          </table:table-cell>
          <table:table-cell table:formula="of:=[$Sheet1.$P$3]" office:value-type="float" office:value="155341" calcext:value-type="float">
            <text:p>15534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minik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minik</text:p>
          </table:table-cell>
          <table:table-cell office:value-type="float" office:value="592722" calcext:value-type="float">
            <text:p>592722</text:p>
          </table:table-cell>
          <table:table-cell table:formula="of:=[.C4]/3+[.F4]/7*5+[.J4]/1.5*4" office:value-type="float" office:value="831039.523809524" calcext:value-type="float">
            <text:p>831039.523809524</text:p>
          </table:table-cell>
          <table:table-cell office:value-type="string" calcext:value-type="string">
            <text:p>dominik</text:p>
          </table:table-cell>
          <table:table-cell table:formula="of:=[$Sheet1.$Q$4]" office:value-type="string" office:string-value="dominik" calcext:value-type="string">
            <text:p>dominik</text:p>
          </table:table-cell>
          <table:table-cell table:formula="of:=[$Sheet1.$P$4]" office:value-type="float" office:value="152875" calcext:value-type="float">
            <text:p>15287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Ebab</text:p>
          </table:table-cell>
          <table:table-cell office:value-type="float" office:value="197688" calcext:value-type="float">
            <text:p>1976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Ebab</text:p>
          </table:table-cell>
          <table:table-cell office:value-type="float" office:value="521899" calcext:value-type="float">
            <text:p>521899</text:p>
          </table:table-cell>
          <table:table-cell table:formula="of:=[.C5]/3+[.F5]/7*5+[.J5]/1.5*4" office:value-type="float" office:value="826123.666666667" calcext:value-type="float">
            <text:p>826123.666666667</text:p>
          </table:table-cell>
          <table:table-cell office:value-type="string" calcext:value-type="string">
            <text:p>KEbab</text:p>
          </table:table-cell>
          <table:table-cell table:formula="of:=[$Sheet1.$Q$5]" office:value-type="string" office:string-value="KEbab" calcext:value-type="string">
            <text:p>KEbab</text:p>
          </table:table-cell>
          <table:table-cell table:formula="of:=[$Sheet1.$P$5]" office:value-type="float" office:value="145291" calcext:value-type="float">
            <text:p>14529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gický Puding</text:p>
          </table:table-cell>
          <table:table-cell office:value-type="float" office:value="206465" calcext:value-type="float">
            <text:p>20646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gický Puding</text:p>
          </table:table-cell>
          <table:table-cell office:value-type="float" office:value="660485" calcext:value-type="float">
            <text:p>660485</text:p>
          </table:table-cell>
          <table:table-cell table:formula="of:=[.C6]/3+[.F6]/7*5+[.J6]/1.5*4" office:value-type="float" office:value="935186" calcext:value-type="float">
            <text:p>935186</text:p>
          </table:table-cell>
          <table:table-cell office:value-type="string" calcext:value-type="string">
            <text:p>Magický Puding</text:p>
          </table:table-cell>
          <table:table-cell table:formula="of:=[$Sheet1.$Q$6]" office:value-type="string" office:string-value="Magický Puding" calcext:value-type="string">
            <text:p>Magický Puding</text:p>
          </table:table-cell>
          <table:table-cell table:formula="of:=[$Sheet1.$P$6]" office:value-type="float" office:value="147971" calcext:value-type="float">
            <text:p>14797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rShmalLOv</text:p>
          </table:table-cell>
          <table:table-cell office:value-type="float" office:value="196096" calcext:value-type="float">
            <text:p>1960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rShmalLOv</text:p>
          </table:table-cell>
          <table:table-cell office:value-type="float" office:value="575686" calcext:value-type="float">
            <text:p>575686</text:p>
          </table:table-cell>
          <table:table-cell table:formula="of:=[.C7]/3+[.F7]/7*5+[.J7]/1.5*4" office:value-type="float" office:value="828921.619047619" calcext:value-type="float">
            <text:p>828921.619047619</text:p>
          </table:table-cell>
          <table:table-cell office:value-type="string" calcext:value-type="string">
            <text:p>MArShmalLOv</text:p>
          </table:table-cell>
          <table:table-cell table:formula="of:=[$Sheet1.$Q$7]" office:value-type="string" office:string-value="MArShmalLOv" calcext:value-type="string">
            <text:p>MArShmalLOv</text:p>
          </table:table-cell>
          <table:table-cell table:formula="of:=[$Sheet1.$P$7]" office:value-type="float" office:value="132132" calcext:value-type="float">
            <text:p>1321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ky Zbirka rules the world</text:p>
          </table:table-cell>
          <table:table-cell office:value-type="float" office:value="216526" calcext:value-type="float">
            <text:p>2165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eky Zbirka rules the world</text:p>
          </table:table-cell>
          <table:table-cell office:value-type="float" office:value="661590" calcext:value-type="float">
            <text:p>661590</text:p>
          </table:table-cell>
          <table:table-cell table:formula="of:=[.C8]/3+[.F8]/7*5+[.J8]/1.5*4" office:value-type="float" office:value="944846.285714286" calcext:value-type="float">
            <text:p>944846.285714286</text:p>
          </table:table-cell>
          <table:table-cell office:value-type="string" calcext:value-type="string">
            <text:p>Meky Zbirka rules the world</text:p>
          </table:table-cell>
          <table:table-cell table:formula="of:=[$Sheet1.$Q$8]" office:value-type="string" office:string-value="Meky Zbirka rules the world" calcext:value-type="string">
            <text:p>Meky Zbirka rules the world</text:p>
          </table:table-cell>
          <table:table-cell table:formula="of:=[$Sheet1.$P$8]" office:value-type="float" office:value="150040" calcext:value-type="float">
            <text:p>15004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isko</text:p>
          </table:table-cell>
          <table:table-cell office:value-type="float" office:value="211369" calcext:value-type="float">
            <text:p>21136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isko</text:p>
          </table:table-cell>
          <table:table-cell office:value-type="float" office:value="604991" calcext:value-type="float">
            <text:p>604991</text:p>
          </table:table-cell>
          <table:table-cell table:formula="of:=[.C9]/3+[.F9]/7*5+[.J9]/1.5*4" office:value-type="float" office:value="868672.761904762" calcext:value-type="float">
            <text:p>868672.761904762</text:p>
          </table:table-cell>
          <table:table-cell office:value-type="string" calcext:value-type="string">
            <text:p>misko</text:p>
          </table:table-cell>
          <table:table-cell table:formula="of:=[$Sheet1.$Q$9]" office:value-type="string" office:string-value="misko" calcext:value-type="string">
            <text:p>misko</text:p>
          </table:table-cell>
          <table:table-cell table:formula="of:=[$Sheet1.$P$9]" office:value-type="float" office:value="137280" calcext:value-type="float">
            <text:p>1372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ieco</text:p>
          </table:table-cell>
          <table:table-cell office:value-type="float" office:value="225038" calcext:value-type="float">
            <text:p>22503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ieco</text:p>
          </table:table-cell>
          <table:table-cell office:value-type="float" office:value="664157" calcext:value-type="float">
            <text:p>664157</text:p>
          </table:table-cell>
          <table:table-cell table:formula="of:=[.C10]/3+[.F10]/7*5+[.J10]/1.5*4" office:value-type="float" office:value="971885.190476191" calcext:value-type="float">
            <text:p>971885.190476191</text:p>
          </table:table-cell>
          <table:table-cell office:value-type="string" calcext:value-type="string">
            <text:p>nieco</text:p>
          </table:table-cell>
          <table:table-cell table:formula="of:=[$Sheet1.$Q$10]" office:value-type="string" office:string-value="nieco" calcext:value-type="string">
            <text:p>nieco</text:p>
          </table:table-cell>
          <table:table-cell table:formula="of:=[$Sheet1.$P$10]" office:value-type="float" office:value="158428" calcext:value-type="float">
            <text:p>15842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ulano</text:p>
          </table:table-cell>
          <table:table-cell office:value-type="float" office:value="318336" calcext:value-type="float">
            <text:p>31833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ano</text:p>
          </table:table-cell>
          <table:table-cell office:value-type="float" office:value="671840" calcext:value-type="float">
            <text:p>671840</text:p>
          </table:table-cell>
          <table:table-cell table:formula="of:=[.C11]/3+[.F11]/7*5+[.J11]/1.5*4" office:value-type="float" office:value="962203.047619048" calcext:value-type="float">
            <text:p>962203.047619048</text:p>
          </table:table-cell>
          <table:table-cell office:value-type="string" calcext:value-type="string">
            <text:p>Nulano</text:p>
          </table:table-cell>
          <table:table-cell table:formula="of:=[$Sheet1.$Q$11]" office:value-type="string" office:string-value="Nulano" calcext:value-type="string">
            <text:p>Nulano</text:p>
          </table:table-cell>
          <table:table-cell table:formula="of:=[$Sheet1.$P$11]" office:value-type="float" office:value="141077" calcext:value-type="float">
            <text:p>14107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ulinia</text:p>
          </table:table-cell>
          <table:table-cell office:value-type="float" office:value="211327" calcext:value-type="float">
            <text:p>2113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aulinia</text:p>
          </table:table-cell>
          <table:table-cell office:value-type="float" office:value="614713" calcext:value-type="float">
            <text:p>614713</text:p>
          </table:table-cell>
          <table:table-cell table:formula="of:=[.C12]/3+[.F12]/7*5+[.J12]/1.5*4" office:value-type="float" office:value="930787.047619048" calcext:value-type="float">
            <text:p>930787.047619048</text:p>
          </table:table-cell>
          <table:table-cell office:value-type="string" calcext:value-type="string">
            <text:p>paulinia</text:p>
          </table:table-cell>
          <table:table-cell table:formula="of:=[$Sheet1.$Q$12]" office:value-type="string" office:string-value="paulinia" calcext:value-type="string">
            <text:p>paulinia</text:p>
          </table:table-cell>
          <table:table-cell table:formula="of:=[$Sheet1.$P$12]" office:value-type="float" office:value="157974" calcext:value-type="float">
            <text:p>15797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ecene jednorozce</text:p>
          </table:table-cell>
          <table:table-cell office:value-type="float" office:value="206366" calcext:value-type="float">
            <text:p>20636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ecene jednorozce</text:p>
          </table:table-cell>
          <table:table-cell office:value-type="float" office:value="644991" calcext:value-type="float">
            <text:p>644991</text:p>
          </table:table-cell>
          <table:table-cell table:formula="of:=[.C13]/3+[.F13]/7*5+[.J13]/1.5*4" office:value-type="float" office:value="939184.523809524" calcext:value-type="float">
            <text:p>939184.523809524</text:p>
          </table:table-cell>
          <table:table-cell office:value-type="string" calcext:value-type="string">
            <text:p>pecene jednorozce</text:p>
          </table:table-cell>
          <table:table-cell table:formula="of:=[$Sheet1.$Q$13]" office:value-type="string" office:string-value="pecene jednorozce" calcext:value-type="string">
            <text:p>pecene jednorozce</text:p>
          </table:table-cell>
          <table:table-cell table:formula="of:=[$Sheet1.$P$13]" office:value-type="float" office:value="153633" calcext:value-type="float">
            <text:p>15363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FU</text:p>
          </table:table-cell>
          <table:table-cell office:value-type="float" office:value="215346" calcext:value-type="float">
            <text:p>21534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FU</text:p>
          </table:table-cell>
          <table:table-cell office:value-type="float" office:value="567065" calcext:value-type="float">
            <text:p>567065</text:p>
          </table:table-cell>
          <table:table-cell table:formula="of:=[.C14]/3+[.F14]/7*5+[.J14]/1.5*4" office:value-type="float" office:value="841020.428571428" calcext:value-type="float">
            <text:p>841020.428571428</text:p>
          </table:table-cell>
          <table:table-cell office:value-type="string" calcext:value-type="string">
            <text:p>PFU</text:p>
          </table:table-cell>
          <table:table-cell table:formula="of:=[$Sheet1.$Q$14]" office:value-type="string" office:string-value="PFU" calcext:value-type="string">
            <text:p>PFU</text:p>
          </table:table-cell>
          <table:table-cell table:formula="of:=[$Sheet1.$P$14]" office:value-type="float" office:value="136572" calcext:value-type="float">
            <text:p>13657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imka a Viki sa tesia z proboja</text:p>
          </table:table-cell>
          <table:table-cell office:value-type="float" office:value="185085" calcext:value-type="float">
            <text:p>18508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imka a Viki sa tesia z proboja</text:p>
          </table:table-cell>
          <table:table-cell office:value-type="float" office:value="447930" calcext:value-type="float">
            <text:p>447930</text:p>
          </table:table-cell>
          <table:table-cell table:formula="of:=[.C15]/3+[.F15]/7*5+[.J15]/1.5*4" office:value-type="float" office:value="732847.666666667" calcext:value-type="float">
            <text:p>732847.666666667</text:p>
          </table:table-cell>
          <table:table-cell office:value-type="string" calcext:value-type="string">
            <text:p>Timka a Viki sa tesia z proboja</text:p>
          </table:table-cell>
          <table:table-cell table:formula="of:=[$Sheet1.$Q$15]" office:value-type="string" office:string-value="Timka a Viki sa tesia z proboja" calcext:value-type="string">
            <text:p>Timka a Viki sa tesia z proboja</text:p>
          </table:table-cell>
          <table:table-cell table:formula="of:=[$Sheet1.$P$15]" office:value-type="float" office:value="131701" calcext:value-type="float">
            <text:p>13170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U Šel Not Pas</text:p>
          </table:table-cell>
          <table:table-cell office:value-type="float" office:value="96437" calcext:value-type="float">
            <text:p>9643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 Šel Not Pas</text:p>
          </table:table-cell>
          <table:table-cell office:value-type="float" office:value="693997" calcext:value-type="float">
            <text:p>693997</text:p>
          </table:table-cell>
          <table:table-cell table:formula="of:=[.C16]/3+[.F16]/7*5+[.J16]/1.5*4" office:value-type="float" office:value="935756.476190476" calcext:value-type="float">
            <text:p>935756.476190476</text:p>
          </table:table-cell>
          <table:table-cell office:value-type="string" calcext:value-type="string">
            <text:p>U Šel Not Pas</text:p>
          </table:table-cell>
          <table:table-cell table:formula="of:=[$Sheet1.$Q$16]" office:value-type="string" office:string-value="U Šel Not Pas" calcext:value-type="string">
            <text:p>U Šel Not Pas</text:p>
          </table:table-cell>
          <table:table-cell table:formula="of:=[$Sheet1.$P$16]" office:value-type="float" office:value="152962" calcext:value-type="float">
            <text:p>15296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Za nepovinný proboj!!!</text:p>
          </table:table-cell>
          <table:table-cell office:value-type="float" office:value="182474" calcext:value-type="float">
            <text:p>18247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Za nepovinný proboj!!!</text:p>
          </table:table-cell>
          <table:table-cell office:value-type="float" office:value="643072" calcext:value-type="float">
            <text:p>643072</text:p>
          </table:table-cell>
          <table:table-cell table:formula="of:=[.C17]/3+[.F17]/7*5+[.J17]/1.5*4" office:value-type="float" office:value="928956.476190476" calcext:value-type="float">
            <text:p>928956.476190476</text:p>
          </table:table-cell>
          <table:table-cell office:value-type="string" calcext:value-type="string">
            <text:p>Za nepovinný proboj!!!</text:p>
          </table:table-cell>
          <table:table-cell table:formula="of:=[$Sheet1.$Q$17]" office:value-type="string" office:string-value="Za nepovinný proboj!!!" calcext:value-type="string">
            <text:p>Za nepovinný proboj!!!</text:p>
          </table:table-cell>
          <table:table-cell table:formula="of:=[$Sheet1.$P$17]" office:value-type="float" office:value="153298" calcext:value-type="float">
            <text:p>153298</text:p>
          </table:table-cell>
        </table:table-row>
        <table:table-row table:style-name="ro2" table:number-rows-repeated="6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baja</text:p>
          </table:table-cell>
          <table:table-cell table:style-name="ce2" table:formula="of:=[$Sheet2.$G$2]" office:value-type="float" office:value="994536.666666667" calcext:value-type="float">
            <text:p>994537</text:p>
          </table:table-cell>
          <table:table-cell office:value-type="string" calcext:value-type="string">
            <text:p>baja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nieco</text:p>
          </table:table-cell>
          <table:table-cell table:style-name="ce2" table:formula="of:=[$Sheet2.$G$10]" office:value-type="float" office:value="971885.190476191" calcext:value-type="float">
            <text:p>971885</text:p>
          </table:table-cell>
          <table:table-cell office:value-type="string" calcext:value-type="string">
            <text:p>nieco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Nulano</text:p>
          </table:table-cell>
          <table:table-cell table:style-name="ce2" table:formula="of:=[$Sheet2.$G$11]" office:value-type="float" office:value="962203.047619048" calcext:value-type="float">
            <text:p>962203</text:p>
          </table:table-cell>
          <table:table-cell office:value-type="string" calcext:value-type="string">
            <text:p>Nulano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Meky Zbirka rules the world</text:p>
          </table:table-cell>
          <table:table-cell table:style-name="ce2" table:formula="of:=[$Sheet2.$G$8]" office:value-type="float" office:value="944846.285714286" calcext:value-type="float">
            <text:p>944846</text:p>
          </table:table-cell>
          <table:table-cell office:value-type="string" calcext:value-type="string">
            <text:p>Meky Zbirka rules the worl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ecene jednorozce</text:p>
          </table:table-cell>
          <table:table-cell table:style-name="ce2" table:formula="of:=[$Sheet2.$G$13]" office:value-type="float" office:value="939184.523809524" calcext:value-type="float">
            <text:p>939185</text:p>
          </table:table-cell>
          <table:table-cell office:value-type="string" calcext:value-type="string">
            <text:p>pecene jednorozc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U Šel Not Pas</text:p>
          </table:table-cell>
          <table:table-cell table:style-name="ce2" table:formula="of:=[$Sheet2.$G$16]" office:value-type="float" office:value="935756.476190476" calcext:value-type="float">
            <text:p>935756</text:p>
          </table:table-cell>
          <table:table-cell office:value-type="string" calcext:value-type="string">
            <text:p>U Šel Not Pa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gický Puding</text:p>
          </table:table-cell>
          <table:table-cell table:style-name="ce2" table:formula="of:=[$Sheet2.$G$6]" office:value-type="float" office:value="935186" calcext:value-type="float">
            <text:p>935186</text:p>
          </table:table-cell>
          <table:table-cell office:value-type="string" calcext:value-type="string">
            <text:p>Magický Puding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paulinia</text:p>
          </table:table-cell>
          <table:table-cell table:style-name="ce2" table:formula="of:=[$Sheet2.$G$12]" office:value-type="float" office:value="930787.047619048" calcext:value-type="float">
            <text:p>930787</text:p>
          </table:table-cell>
          <table:table-cell office:value-type="string" calcext:value-type="string">
            <text:p>paulini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Za nepovinný proboj!!!</text:p>
          </table:table-cell>
          <table:table-cell table:style-name="ce2" table:formula="of:=[$Sheet2.$G$17]" office:value-type="float" office:value="928956.476190476" calcext:value-type="float">
            <text:p>928956</text:p>
          </table:table-cell>
          <table:table-cell office:value-type="string" calcext:value-type="string">
            <text:p>Za nepovinný proboj!!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J Anko Bin Jadin</text:p>
          </table:table-cell>
          <table:table-cell table:style-name="ce2" table:formula="of:=[$Sheet2.$G$3]" office:value-type="float" office:value="886336.238095238" calcext:value-type="float">
            <text:p>886336</text:p>
          </table:table-cell>
          <table:table-cell office:value-type="string" calcext:value-type="string">
            <text:p>DJ Anko Bin Jadin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misko</text:p>
          </table:table-cell>
          <table:table-cell table:style-name="ce2" table:formula="of:=[$Sheet2.$G$9]" office:value-type="float" office:value="868672.761904762" calcext:value-type="float">
            <text:p>868673</text:p>
          </table:table-cell>
          <table:table-cell office:value-type="string" calcext:value-type="string">
            <text:p>misko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PFU</text:p>
          </table:table-cell>
          <table:table-cell table:style-name="ce2" table:formula="of:=[$Sheet2.$G$14]" office:value-type="float" office:value="841020.428571428" calcext:value-type="float">
            <text:p>841020</text:p>
          </table:table-cell>
          <table:table-cell office:value-type="string" calcext:value-type="string">
            <text:p>PFU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dominik</text:p>
          </table:table-cell>
          <table:table-cell table:style-name="ce2" table:formula="of:=[$Sheet2.$G$4]" office:value-type="float" office:value="831039.523809524" calcext:value-type="float">
            <text:p>831040</text:p>
          </table:table-cell>
          <table:table-cell office:value-type="string" calcext:value-type="string">
            <text:p>domini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rShmalLOv</text:p>
          </table:table-cell>
          <table:table-cell table:style-name="ce2" table:formula="of:=[$Sheet2.$G$7]" office:value-type="float" office:value="828921.619047619" calcext:value-type="float">
            <text:p>828922</text:p>
          </table:table-cell>
          <table:table-cell office:value-type="string" calcext:value-type="string">
            <text:p>MArShmalLOv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KEbab</text:p>
          </table:table-cell>
          <table:table-cell table:style-name="ce2" table:formula="of:=[$Sheet2.$G$5]" office:value-type="float" office:value="826123.666666667" calcext:value-type="float">
            <text:p>826124</text:p>
          </table:table-cell>
          <table:table-cell office:value-type="string" calcext:value-type="string">
            <text:p>KEbab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Timka a Viki sa tesia z proboja</text:p>
          </table:table-cell>
          <table:table-cell table:style-name="ce2" table:formula="of:=[$Sheet2.$G$15]" office:value-type="float" office:value="732847.666666667" calcext:value-type="float">
            <text:p>732848</text:p>
          </table:table-cell>
          <table:table-cell office:value-type="string" calcext:value-type="string">
            <text:p>Timka a Viki sa tesia z proboj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*****Ponorka</text:p>
          </table:table-cell>
          <table:table-cell table:style-name="ce2" table:formula="of:=[$Sheet2.$G$1]" office:value-type="float" office:value="695563.523809524" calcext:value-type="float">
            <text:p>695564</text:p>
          </table:table-cell>
          <table:table-cell office:value-type="string" calcext:value-type="string">
            <text:p>*****Ponorka</text:p>
          </table:table-cell>
          <table:table-cell table:number-columns-repeated="2"/>
        </table:table-row>
      </table:table>
      <table:table table:name="Sheet3" table:style-name="ta1">
        <table:table-column table:style-name="co6" table:default-cell-style-name="ce3"/>
        <table:table-column table:style-name="co1" table:default-cell-style-name="ce2"/>
        <table:table-row table:style-name="ro2">
          <table:table-cell office:value-type="string" calcext:value-type="string">
            <text:p>baja</text:p>
          </table:table-cell>
          <table:table-cell table:formula="of:=[$Sheet2.$G$2]" office:value-type="float" office:value="994536.666666667" calcext:value-type="float">
            <text:p>994537</text:p>
          </table:table-cell>
        </table:table-row>
        <table:table-row table:style-name="ro2">
          <table:table-cell office:value-type="string" calcext:value-type="string">
            <text:p>nieco</text:p>
          </table:table-cell>
          <table:table-cell table:formula="of:=[$Sheet2.$G$10]" office:value-type="float" office:value="971885.190476191" calcext:value-type="float">
            <text:p>971885</text:p>
          </table:table-cell>
        </table:table-row>
        <table:table-row table:style-name="ro2">
          <table:table-cell office:value-type="string" calcext:value-type="string">
            <text:p>Nulano</text:p>
          </table:table-cell>
          <table:table-cell table:formula="of:=[$Sheet2.$G$11]" office:value-type="float" office:value="962203.047619048" calcext:value-type="float">
            <text:p>962203</text:p>
          </table:table-cell>
        </table:table-row>
        <table:table-row table:style-name="ro2">
          <table:table-cell office:value-type="string" calcext:value-type="string">
            <text:p>Meky Zbirka rules the world</text:p>
          </table:table-cell>
          <table:table-cell table:formula="of:=[$Sheet2.$G$8]" office:value-type="float" office:value="944846.285714286" calcext:value-type="float">
            <text:p>944846</text:p>
          </table:table-cell>
        </table:table-row>
        <table:table-row table:style-name="ro2">
          <table:table-cell office:value-type="string" calcext:value-type="string">
            <text:p>pecene jednorozce</text:p>
          </table:table-cell>
          <table:table-cell table:formula="of:=[$Sheet2.$G$13]" office:value-type="float" office:value="939184.523809524" calcext:value-type="float">
            <text:p>939185</text:p>
          </table:table-cell>
        </table:table-row>
        <table:table-row table:style-name="ro2">
          <table:table-cell office:value-type="string" calcext:value-type="string">
            <text:p>U Šel Not Pas</text:p>
          </table:table-cell>
          <table:table-cell table:formula="of:=[$Sheet2.$G$16]" office:value-type="float" office:value="935756.476190476" calcext:value-type="float">
            <text:p>935756</text:p>
          </table:table-cell>
        </table:table-row>
        <table:table-row table:style-name="ro2">
          <table:table-cell office:value-type="string" calcext:value-type="string">
            <text:p>Magický Puding</text:p>
          </table:table-cell>
          <table:table-cell table:formula="of:=[$Sheet2.$G$6]" office:value-type="float" office:value="935186" calcext:value-type="float">
            <text:p>935186</text:p>
          </table:table-cell>
        </table:table-row>
        <table:table-row table:style-name="ro2">
          <table:table-cell office:value-type="string" calcext:value-type="string">
            <text:p>paulinia</text:p>
          </table:table-cell>
          <table:table-cell table:formula="of:=[$Sheet2.$G$12]" office:value-type="float" office:value="930787.047619048" calcext:value-type="float">
            <text:p>930787</text:p>
          </table:table-cell>
        </table:table-row>
        <table:table-row table:style-name="ro2">
          <table:table-cell office:value-type="string" calcext:value-type="string">
            <text:p>Za nepovinný proboj!!!</text:p>
          </table:table-cell>
          <table:table-cell table:formula="of:=[$Sheet2.$G$17]" office:value-type="float" office:value="928956.476190476" calcext:value-type="float">
            <text:p>928956</text:p>
          </table:table-cell>
        </table:table-row>
        <table:table-row table:style-name="ro2">
          <table:table-cell office:value-type="string" calcext:value-type="string">
            <text:p>DJ Anko Bin Jadin</text:p>
          </table:table-cell>
          <table:table-cell table:formula="of:=[$Sheet2.$G$3]" office:value-type="float" office:value="886336.238095238" calcext:value-type="float">
            <text:p>886336</text:p>
          </table:table-cell>
        </table:table-row>
        <table:table-row table:style-name="ro2">
          <table:table-cell office:value-type="string" calcext:value-type="string">
            <text:p>misko</text:p>
          </table:table-cell>
          <table:table-cell table:formula="of:=[$Sheet2.$G$9]" office:value-type="float" office:value="868672.761904762" calcext:value-type="float">
            <text:p>868673</text:p>
          </table:table-cell>
        </table:table-row>
        <table:table-row table:style-name="ro2">
          <table:table-cell office:value-type="string" calcext:value-type="string">
            <text:p>PFU</text:p>
          </table:table-cell>
          <table:table-cell table:formula="of:=[$Sheet2.$G$14]" office:value-type="float" office:value="841020.428571428" calcext:value-type="float">
            <text:p>841020</text:p>
          </table:table-cell>
        </table:table-row>
        <table:table-row table:style-name="ro2">
          <table:table-cell office:value-type="string" calcext:value-type="string">
            <text:p>dominik</text:p>
          </table:table-cell>
          <table:table-cell table:formula="of:=[$Sheet2.$G$4]" office:value-type="float" office:value="831039.523809524" calcext:value-type="float">
            <text:p>831040</text:p>
          </table:table-cell>
        </table:table-row>
        <table:table-row table:style-name="ro2">
          <table:table-cell office:value-type="string" calcext:value-type="string">
            <text:p>MArShmalLOv</text:p>
          </table:table-cell>
          <table:table-cell table:formula="of:=[$Sheet2.$G$7]" office:value-type="float" office:value="828921.619047619" calcext:value-type="float">
            <text:p>828922</text:p>
          </table:table-cell>
        </table:table-row>
        <table:table-row table:style-name="ro2">
          <table:table-cell office:value-type="string" calcext:value-type="string">
            <text:p>KEbab</text:p>
          </table:table-cell>
          <table:table-cell table:formula="of:=[$Sheet2.$G$5]" office:value-type="float" office:value="826123.666666667" calcext:value-type="float">
            <text:p>826124</text:p>
          </table:table-cell>
        </table:table-row>
        <table:table-row table:style-name="ro2">
          <table:table-cell office:value-type="string" calcext:value-type="string">
            <text:p>Timka a Viki sa tesia z proboja</text:p>
          </table:table-cell>
          <table:table-cell table:formula="of:=[$Sheet2.$G$15]" office:value-type="float" office:value="732847.666666667" calcext:value-type="float">
            <text:p>732848</text:p>
          </table:table-cell>
        </table:table-row>
        <table:table-row table:style-name="ro2">
          <table:table-cell office:value-type="string" calcext:value-type="string">
            <text:p>*****Ponorka</text:p>
          </table:table-cell>
          <table:table-cell table:formula="of:=[$Sheet2.$G$1]" office:value-type="float" office:value="695563.523809524" calcext:value-type="float">
            <text:p>695564</text:p>
          </table:table-cell>
        </table:table-row>
        <table:table-row table:style-name="ro2" table:number-rows-repeated="11"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ďakujeme za účasť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Sheet1.N1:Sheet1.O1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G24:Sheet2.H4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2:36:05.515871742</meta:creation-date>
    <dc:date>2017-11-10T08:46:31.669675362</dc:date>
    <meta:editing-duration>PT9H11M25S</meta:editing-duration>
    <meta:editing-cycles>1</meta:editing-cycles>
    <meta:document-statistic meta:table-count="3" meta:cell-count="630" meta:object-count="0"/>
    <meta:generator>LibreOffice/5.3.6.1$Linux_X86_64 LibreOffice_project/30m0$Build-1</meta:generator>
  </office:meta>
</office:document-meta>
</file>